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9556in" fo:margin-left="0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7125in"/>
    </style:style>
    <style:style style:name="Table1.B" style:family="table-column">
      <style:table-column-properties style:column-width="5.2424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fo:background-color="#ffffff" fo:padding-left="0.0542in" fo:padding-right="0.0542in" fo:padding-top="0in" fo:padding-bottom="0in" fo:border="0.75pt solid #000000">
        <style:background-image/>
      </style:table-cell-properties>
    </style:style>
    <style:style style:name="Table1.2" style:family="table-row">
      <style:table-row-properties style:min-row-height="0.1458in" fo:keep-together="auto"/>
    </style:style>
    <style:style style:name="Table1.3" style:family="table-row">
      <style:table-row-properties style:min-row-height="0.1667in" fo:keep-together="auto"/>
    </style:style>
    <style:style style:name="Table1.A3" style:family="table-cell">
      <style:table-cell-properties fo:background-color="#ffffff" fo:padding-left="0.0701in" fo:padding-right="0.0701in" fo:padding-top="0in" fo:padding-bottom="0in" fo:border="0.7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fo:font-size="12pt" style:font-name-asian="Times New Roman" style:font-size-asian="12pt" style:font-name-complex="Arial" style:font-size-complex="12pt" style:font-style-complex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name-asian="Times New Roman" style:font-weight-asian="bold" style:font-name-complex="Calibri1"/>
    </style:style>
    <style:style style:name="P7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fo:text-align="justify" style:justify-single-word="false" style:page-number="auto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2"/>
    <style:style style:name="P11" style:family="paragraph" style:parent-style-name="List_20_Paragraph" style:list-style-name="WWNum1">
      <style:paragraph-properties fo:margin-top="0in" fo:margin-bottom="0in" loext:contextual-spacing="true"/>
    </style:style>
    <style:style style:name="P12" style:family="paragraph" style:parent-style-name="List_20_Paragraph" style:list-style-name="WWNum4">
      <style:paragraph-properties fo:margin-top="0in" fo:margin-bottom="0in" loext:contextual-spacing="true"/>
    </style:style>
    <style:style style:name="P13" style:family="paragraph" style:parent-style-name="List_20_Paragraph" style:list-style-name="WWNum2">
      <style:paragraph-properties fo:margin-top="0in" fo:margin-bottom="0in" loext:contextual-spacing="true"/>
    </style:style>
    <style:style style:name="P14" style:family="paragraph" style:parent-style-name="List_20_Paragraph" style:list-style-name="WWNum3">
      <style:paragraph-properties fo:margin-top="0in" fo:margin-bottom="0in" loext:contextual-spacing="true"/>
    </style:style>
    <style:style style:name="T1" style:family="text">
      <style:text-properties fo:color="#333399" fo:font-size="14pt" fo:font-weight="bold" style:font-name-asian="Times New Roman" style:font-size-asian="14pt" style:font-weight-asian="bold" style:font-name-complex="Arial" style:font-size-complex="14pt" style:font-style-complex="italic" style:font-weight-complex="bold"/>
    </style:style>
    <style:style style:name="T2" style:family="text">
      <style:text-properties fo:color="#000000" fo:font-size="14pt" style:font-name-asian="Times New Roman" style:font-size-asian="14pt" style:font-name-complex="Arial" style:font-size-complex="14pt"/>
    </style:style>
    <style:style style:name="T3" style:family="text">
      <style:text-properties fo:color="#000000" style:font-name-asian="Times New Roman" style:font-name-complex="Arial" style:font-style-complex="italic"/>
    </style:style>
    <style:style style:name="T4" style:family="text">
      <style:text-properties fo:color="#000000" fo:font-weight="bold" style:font-name-asian="Times New Roman" style:font-weight-asian="bold" style:font-name-complex="Arial" style:font-style-complex="italic"/>
    </style:style>
    <style:style style:name="T5" style:family="text">
      <style:text-properties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Calibri" fo:font-weight="bold" style:font-name-asian="Times New Roman" style:font-weight-asian="bold" style:font-name-complex="Calibri1"/>
    </style:style>
    <style:style style:name="T9" style:family="text">
      <style:text-properties style:font-name="Calibri" fo:font-weight="bold" style:font-name-asian="Times New Roman" style:font-weight-asian="bold" style:font-name-complex="Calibri1" style:font-weight-complex="bold"/>
    </style:style>
    <style:style style:name="T10" style:family="text">
      <style:text-properties style:font-name="Calibri" style:font-name-asian="Times New Roman" style:font-name-complex="Calibri1"/>
    </style:style>
    <style:style style:name="T1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T</text:span><text:bookmark text:name="_GoBack"/><text:span text:style-name="T1">hibault Faouz</text:span><text:span text:style-name="T2"><text:tab/><text:tab/><text:tab/><text:tab/><text:tab/><text:tab/><text:tab/><text:tab/><text:tab/></text:span></text:p>
      <text:p text:style-name="P4"><text:span text:style-name="T3">(803)-554-1238</text:span></text:p>
      <text:p text:style-name="P4"><text:span text:style-name="T3">thibaultfaouz@gmail.com</text:span></text:p>
      <text:p text:style-name="P5"/>
      <text:p text:style-name="P4"><text:span text:style-name="T4">Professional Summary</text:span><text:span text:style-name="T3"><text:tab/><text:tab/><text:tab/><text:tab/> <text:s text:c="2"/></text:span></text:p>
      <text:list xml:id="list2827789097" text:style-name="WWNum1">
        <text:list-item>
          <text:p text:style-name="P9">Thibault Faouz is a young professional seeking a position in technology where he can utilize his skills in technical support, web development, and customer service. </text:p>
        </text:list-item>
        <text:list-item>
          <text:p text:style-name="P9">He has excellent communication and multi-tasking skills.</text:p>
        </text:list-item>
        <text:list-item>
          <text:p text:style-name="P11">Experience managing large workload effectively and diligently.</text:p>
        </text:list-item>
        <text:list-item>
          <text:p text:style-name="P9">Experience aiding higher education institutions in the recovery of education-related receivables.</text:p>
        </text:list-item>
        <text:list-item>
          <text:p text:style-name="P9">Excellent accountability and sense of urgency with all work.</text:p>
        </text:list-item>
        <text:list-item>
          <text:p text:style-name="P9">Highly energetic attitude towards competition, goals, and teamwork.</text:p>
        </text:list-item>
        <text:list-item>
          <text:p text:style-name="P9">Currently enrolled in UNCC’s Full Stack Web Development Bootcamp.</text:p>
        </text:list-item>
      </text:list>
      <text:p text:style-name="P3"><text:span text:style-name="T8">TECHINCAL SUMMARY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9">Software Systems</text:span></text:p>
          </table:table-cell>
          <table:table-cell table:style-name="Table1.A1" office:value-type="string">
            <text:p text:style-name="P3"><text:span text:style-name="T10">Accurint, Dm10, TLOxp, CBC, Jacada, Adobe fill and sign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9">Microsoft Office</text:span></text:p>
          </table:table-cell>
          <table:table-cell table:style-name="Table1.A1" office:value-type="string">
            <text:p text:style-name="P3"><text:span text:style-name="T10">Word, Excel, PowerPoint, Outlook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9">Operating System</text:span></text:p>
          </table:table-cell>
          <table:table-cell table:style-name="Table1.A3" office:value-type="string">
            <text:p text:style-name="P3"><text:span text:style-name="T10">Windows, Mac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9">Programming Languages</text:span></text:p>
          </table:table-cell>
          <table:table-cell table:style-name="Table1.A3" office:value-type="string">
            <text:p text:style-name="P3"><text:span text:style-name="T10">Javascript, HTML, CSS</text:span></text:p>
          </table:table-cell>
        </table:table-row>
      </table:table>
      <text:p text:style-name="P1"/>
      <text:p text:style-name="Standard"><text:span text:style-name="T7">PROFESSIONAL EXPERIENCE:</text:span></text:p>
      <text:p text:style-name="P2"><text:span text:style-name="T7">Williams and Fudge</text:span>, Rock Hill, SC (April 2017- February 2019)</text:p>
      <text:p text:style-name="P2"><text:span text:style-name="T7">IT Intern</text:span></text:p>
      <text:list xml:id="list1898376406" text:style-name="WWNum4">
        <text:list-item>
          <text:p text:style-name="P12">Implemented Adobe text tags in a word document to make signable pdfs..</text:p>
        </text:list-item>
        <text:list-item>
          <text:p text:style-name="P12">Created flows and manipulated them in Jacada.</text:p>
        </text:list-item>
        <text:list-item>
          <text:p text:style-name="P12">Worked with Html and CSS in Jacada to shape the program.</text:p>
        </text:list-item>
        <text:list-item>
          <text:p text:style-name="P12">Data Entry between multiple systems.</text:p>
        </text:list-item>
        <text:list-item>
          <text:p text:style-name="P12">Created scripts for collectors to follow.</text:p>
        </text:list-item>
        <text:list-item>
          <text:p text:style-name="P12">Maintained multiple projects at once.</text:p>
        </text:list-item>
        <text:list-item>
          <text:p text:style-name="P12">Finished projects with short deadlines.</text:p>
        </text:list-item>
      </text:list>
      <text:p text:style-name="P7"/>
      <text:p text:style-name="P2"><text:span text:style-name="T7">Account Representative</text:span></text:p>
      <text:list xml:id="list2882903461" text:style-name="WWNum2">
        <text:list-item>
          <text:p text:style-name="P13">Provide service to higher education institutions by contacting individuals who are in delinquent status and influencing them to make payments to reduce debt.</text:p>
        </text:list-item>
        <text:list-item>
          <text:p text:style-name="P13">Experience handling debt types such as; Perkins Loans, tuition, campus-based institutional loans, Health Profession and Nursing loans, private education loans, and other miscellaneous receivables such as parking, room, board, and library fines.</text:p>
        </text:list-item>
        <text:list-item>
          <text:p text:style-name="P13">Responsible for managing over 600 accounts and keeping them compliant.</text:p>
        </text:list-item>
        <text:list-item>
          <text:p text:style-name="P13">Utilize the software systems TLOxp, CBC, and Accurint daily to recover missing consumer information. </text:p>
        </text:list-item>
        <text:list-item>
          <text:p text:style-name="P13"><text:soft-page-break/>Responsible for meeting monthly individual and team goals.</text:p>
        </text:list-item>
        <text:list-item>
          <text:p text:style-name="P13">Assist colleges and universities in reaching and retaining low default rates for all campus based federal and private loan programs.</text:p>
        </text:list-item>
        <text:list-item>
          <text:p text:style-name="P13">Completion of comprehensive training that includes compliance, regulatory and applicable collection laws in all states in which Williams and Fudge provides their services.</text:p>
        </text:list-item>
        <text:list-item>
          <text:p text:style-name="P13">Responsible for maintaining compliance in regards to industry standards, legal standards and client specifications.</text:p>
        </text:list-item>
        <text:list-item>
          <text:p text:style-name="P10">Experience working with 3<text:span text:style-name="T11">rd</text:span> parties on loan delinquent statuses.</text:p>
        </text:list-item>
        <text:list-item>
          <text:p text:style-name="P13">Respectfully and professionally deal with all consumer interactions.</text:p>
        </text:list-item>
        <text:list-item>
          <text:p text:style-name="P13">Communicate and resolve unforeseen issues with consumers.</text:p>
        </text:list-item>
        <text:list-item>
          <text:p text:style-name="P13">Responsible for building own books and maintaining monthly payments.</text:p>
        </text:list-item>
      </text:list>
      <text:p text:style-name="P7"/>
      <text:p text:style-name="P2"><text:span text:style-name="T7">Aaron’s</text:span>, Wilmington, NC (July 2016-March 2017)</text:p>
      <text:p text:style-name="P2"><text:span text:style-name="T7">Product Technician/Customer Accounts Manager</text:span></text:p>
      <text:list xml:id="list3568243118" text:style-name="WWNum3">
        <text:list-item>
          <text:p text:style-name="P14">Assisted customers in following lease agreement by contacting via phone or in person.</text:p>
        </text:list-item>
        <text:list-item>
          <text:p text:style-name="P14">Supported over 1,000 customer accounts.</text:p>
        </text:list-item>
        <text:list-item>
          <text:p text:style-name="P14">Coached customers on the benefits of timely payments.</text:p>
        </text:list-item>
        <text:list-item>
          <text:p text:style-name="P14">Managed collection process.</text:p>
        </text:list-item>
        <text:list-item>
          <text:p text:style-name="P14">Was responsible for delivery and transport of merchandise directly to customer property when requested.</text:p>
        </text:list-item>
        <text:list-item>
          <text:p text:style-name="P14">Performed service calls on merchandise and assisted in returns.</text:p>
        </text:list-item>
        <text:list-item>
          <text:p text:style-name="P14">Built strong relationships with customers for ongoing success.</text:p>
        </text:list-item>
        <text:list-item>
          <text:p text:style-name="P14">Assisted in staging showroom floor and maintaining stores warehouse.</text:p>
        </text:list-item>
      </text:list>
      <text:p text:style-name="P2"/>
      <text:p text:style-name="P2"><text:span text:style-name="T7">Securitas,</text:span> Wilmington, NC (2016)</text:p>
      <text:p text:style-name="P2"><text:span text:style-name="T7">Security Officer</text:span></text:p>
      <text:p text:style-name="P7"/>
      <text:p text:style-name="P2"><text:span text:style-name="T7">Food Lion, </text:span>Wilmington, NC </text:p>
      <text:p text:style-name="P2"><text:span text:style-name="T7">Sales Associate </text:span></text:p>
      <text:p text:style-name="P7"/>
      <text:p text:style-name="P2"><text:span text:style-name="T7">Heaton Lewis LLC, </text:span>Wilmington, NC </text:p>
      <text:p text:style-name="P2"><text:span text:style-name="T7">Web Administrator</text:span></text:p>
      <text:p text:style-name="P7"/>
      <text:p text:style-name="P2"><text:span text:style-name="T7">EDUCATION AND CERTIFICATES</text:span></text:p>
      <text:p text:style-name="P2">University of North Carolina Charlotte</text:p>
      <text:p text:style-name="P2">Web Development Bootcamp (completion in June 2019)</text:p>
      <text:p text:style-name="P2"/>
      <text:p text:style-name="P2">Brunswick Community College</text:p>
      <text:p text:style-name="P2">Associates of Arts</text:p>
      <text:p text:style-name="P2"/>
      <text:p text:style-name="P2">Cape Fear Community College</text:p>
      <text:p text:style-name="P2">Basic Law Enforcement Training Certificat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e Mattingly</meta:initial-creator>
    <dc:creator>Marle Mattingly</dc:creator>
    <meta:editing-cycles>23</meta:editing-cycles>
    <meta:creation-date>2018-10-09T21:23:00</meta:creation-date>
    <dc:date>2019-02-20T00:40:00</dc:date>
    <meta:editing-duration>PT4H18M</meta:editing-duration>
    <meta:generator>LibreOffice/6.2.4.2$Linux_X86_64 LibreOffice_project/20$Build-2</meta:generator>
    <meta:document-statistic meta:table-count="1" meta:image-count="0" meta:object-count="0" meta:page-count="2" meta:paragraph-count="66" meta:word-count="516" meta:character-count="3602" meta:non-whitespace-character-count="31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